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Fira Sans', 'Droid Sans', 'Helvetica Neue', sans-serif"/>
  </office:font-face-decls>
  <office:automatic-styles>
    <style:style style:name="P1" style:family="paragraph" style:parent-style-name="Standard">
      <style:text-properties officeooo:rsid="001f7e5b" officeooo:paragraph-rsid="001f7e5b"/>
    </style:style>
    <style:style style:name="P2" style:family="paragraph" style:parent-style-name="Standard">
      <style:text-properties officeooo:rsid="001fff54" officeooo:paragraph-rsid="001fff54"/>
    </style:style>
    <style:style style:name="T1" style:family="text">
      <style:text-properties officeooo:rsid="0020d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полнение задания</text:p>
      <text:p text:style-name="P1"/>
      <text:p text:style-name="P1">1. Изучил документацию по api - <text:a xlink:type="simple" xlink:href="https://developers.tron.network/reference/background" text:style-name="Internet_20_link" text:visited-style-name="Visited_20_Internet_20_Link">https://developers.tron.network/reference/background</text:a></text:p>
      <text:p text:style-name="P1">2. Для получения данных использовал ендпоинт - <text:a xlink:type="simple" xlink:href="https://api.shasta.trongrid.io/v1/accounts/" text:style-name="Internet_20_link" text:visited-style-name="Visited_20_Internet_20_Link">https://api.shasta.trongrid.io/v1/accounts/</text:a>{address}/transactions</text:p>
      <text:p text:style-name="P1">3. Получил список транзакций с tronscan и вытащил данные по совершенным сделкам. Из них вытащил уникальные адреса. Через get запрос к ендпоинту и цикл получил данные по транзакциям с этих адресов, отфильтровал и добавил в postgresql.</text:p>
      <text:p text:style-name="P2">4. Далее при помощи numpy высчитываю среднее значение транзакции (выборка 20к), и стандартное отклонение значений в массиве. <text:span text:style-name="T1">Далее вычисляю границы массива (в норме) с мультипликатором 3 (по правилу трех сигм основано на свойствах нормального распределения (распределение Гаусса)) и получаю возможность поиска аномалий по сумме транзакци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20:25:45.724070246</meta:creation-date>
    <dc:date>2023-11-14T21:38:34.658605778</dc:date>
    <meta:editing-duration>PT1H2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98" meta:character-count="786" meta:non-whitespace-character-count="693"/>
  </office:meta>
</office:document-meta>
</file>